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WebImplicitObjects.setHttpServletResponse( HttpServletResponse the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ebImplicitObjects.getHttpServlet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ebImplicitObjects.setHttpServletRequest( HttpServletRequest the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ebImplicitObjects.get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ebImplicitObjects.getHttpServl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ebImplicitObjects.setServletContext( ServletContext the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